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b87" officeooo:paragraph-rsid="0001fb87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1fb87" officeooo:paragraph-rsid="0001fb87" style:font-weight-asian="normal" style:font-weight-complex="normal"/>
    </style:style>
    <style:style style:name="P3" style:family="paragraph" style:parent-style-name="Standard">
      <style:text-properties fo:font-weight="normal" officeooo:rsid="0001fb87" officeooo:paragraph-rsid="0001fb87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1fb87" officeooo:paragraph-rsid="0001fb87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1fb87" officeooo:paragraph-rsid="0001fb87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03f216" officeooo:paragraph-rsid="0003f216" style:font-weight-asian="normal" style:font-weight-complex="normal"/>
    </style:style>
    <style:style style:name="P7" style:family="paragraph" style:parent-style-name="Standard">
      <style:text-properties fo:font-weight="normal" officeooo:rsid="0003f216" officeooo:paragraph-rsid="0003f21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f21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Formats – JPG, GIF, PNG, SVG</text:p>
      <text:p text:style-name="P1"/>
      <text:p text:style-name="P1"><text:tab/>JPG Images</text:p>
      <text:list xml:id="list1222920603" text:style-name="L1">
        <text:list-item>
          <text:p text:style-name="P2">JPG images are designed for large color palettes while retaining a small size.</text:p>
        </text:list-item>
        <text:list-item>
          <text:p text:style-name="P2">JPG images are good for photos and gradients.</text:p>
        </text:list-item>
        <text:list-item>
          <text:p text:style-name="P2">They do not allow for transparent pixels.</text:p>
        </text:list-item>
      </text:list>
      <text:p text:style-name="P3"/>
      <text:p text:style-name="P3"><text:tab/><text:span text:style-name="T1">GIF</text:span> <text:span text:style-name="T1">Images</text:span></text:p>
      <text:list xml:id="list3866505626" text:style-name="L2">
        <text:list-item>
          <text:p text:style-name="P4">GIFs are images with simple animations. Their color palette is limited (bad for photos) and their transparency is binary (no semi-transparent).</text:p>
        </text:list-item>
      </text:list>
      <text:p text:style-name="P1"/>
      <text:p text:style-name="P1"><text:tab/>PNG Images</text:p>
      <text:list xml:id="list4100613778" text:style-name="L3">
        <text:list-item>
          <text:p text:style-name="P5">PNG images are great for everything that is not a photo or animated. A PNG file of the same quality equivalence vs a JPG file will be larger.</text:p>
        </text:list-item>
        <text:list-item>
          <text:p text:style-name="P5">PNG images are able to handle opacity and has no color palette limitations.</text:p>
        </text:list-item>
      </text:list>
      <text:p text:style-name="P3"/>
      <text:p text:style-name="P3"><text:tab/><text:span text:style-name="T2">SVG Images</text:span></text:p>
      <text:list xml:id="list1339287021" text:style-name="L4">
        <text:list-item>
          <text:p text:style-name="P6">SVG images is a vector-based graphics format, meaning it can scale to any dimensions without loss of quality.</text:p>
        </text:list-item>
        <text:list-item>
          <text:p text:style-name="P6">SVG images are great for responsive designs and have the same use case as PNGs.</text:p>
        </text:list-item>
        <text:list-item>
          <text:p text:style-name="P6">SVGs are preferred over PNGs whever possible.</text:p>
        </text:list-item>
      </text:list>
      <text:p text:style-name="P7"/>
      <text:list xml:id="list184033279717579" text:continue-numbering="true" text:style-name="L4">
        <text:list-item>
          <text:p text:style-name="P6">A potential issue for SVGs is that if the image contains a lot of text, there will be a big impact on filesize due to having to change text fields into outlin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8:27:40.620324071</meta:creation-date>
    <dc:date>2021-09-13T18:40:32.448937022</dc:date>
    <meta:editing-duration>PT12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86" meta:character-count="1005" meta:non-whitespace-character-count="839"/>
  </office:meta>
</office:document-meta>
</file>